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3.5cm" svg:height="17.5cm" svg:x="2cm" svg:y="1.5cm">
          <draw:text-box>
            <text:p>APP PREST_SERV DESTINADO EM INTERLIGAR OS CLIENTES AOS PRESTADORES DE SERVIÇOS</text:p>
            <text:p/>
            <text:p>O APP IRÁ POSSUIR A ÁREA DO CLIENTE ONDE HAVERÁ OS DADOS DE LOGIN, SENHA, NOME, SOBRENOME, CPF, RG, END, CONTATO E PODERÁ ESCOLHER O TIPO DE SERVIÇO E EMPRESA QUE DESEJA EXECUTAR, ETC.</text:p>
            <text:p>DO OUTRO LADO TEREMOS AS EMPRESAS CUJO OS DADOS SERÃO A SENHA E LOGIN, RAZÃO SOCIAL, CNPJ, NOME FANTASIA, NOME DO RESPONSÁVEL, ENDEREÇO E CONTATOS, IE, O TIPO DE SERVIÇOS QUE PRESTAM E QUAIS SERVIÇOS ESTÃO PRESTANDO, ORÇAMENTO, UMA APRESENTAÇÃO SOBRE A EMPRESA, ETC.</text:p>
            <text:p>POSSUIRÁ TAMBÉM AVALIAÇÕES TANTO PARA OS CLIENTES COMO PARA AS EMPRESAS E OS SERVIÇOS EXECUTADOS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Lista" style:family="graphic">
      <style:paragraph-properties fo:margin-top="0cm" fo:margin-bottom="0.374cm" style:text-autospace="none"/>
      <style:text-properties style:font-family-asian="Arial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family-asian="Arial" style:font-family-generic-asian="swiss" style:font-size-asian="12pt" style:font-style-asian="italic" style:font-style-complex="italic"/>
    </style:style>
    <style:style style:name="Índice" style:family="graphic">
      <style:paragraph-properties style:text-autospace="none"/>
      <style:text-properties style:font-family-asian="Arial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M44S</meta:editing-duration>
    <meta:editing-cycles>3</meta:editing-cycles>
    <meta:generator>OpenOffice/4.1.1$Win32 OpenOffice.org_project/411m6$Build-9775</meta:generator>
    <dc:date>2022-08-24T23:32:39.68</dc:date>
    <dc:creator>Elton  Tomé</dc:creator>
    <meta:document-statistic meta:object-count="24"/>
  </office:meta>
</office:document-meta>
</file>